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paragraph-properties fo:text-align="justify" style:justify-single-word="false"/>
      <style:text-properties fo:font-weight="bold" style:font-weight-asian="bold" style:font-weight-complex="bold"/>
    </style:style>
    <style:style style:name="P3" style:family="paragraph" style:parent-style-name="Text">
      <style:paragraph-properties fo:text-align="justify" style:justify-single-word="false"/>
      <style:text-properties fo:font-weight="normal" style:font-weight-asian="normal" style:font-weight-complex="normal"/>
    </style:style>
    <style:style style:name="P4" style:family="paragraph" style:parent-style-name="Text" style:list-style-name="L1">
      <style:paragraph-properties fo:text-align="justify" style:justify-single-word="false"/>
      <style:text-properties fo:font-weight="normal" style:font-weight-asian="normal" style:font-weight-complex="normal"/>
    </style:style>
    <style:style style:name="P5" style:family="paragraph" style:parent-style-name="Text"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3"/>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fo:font-style="normal" style:font-style-asian="normal" style:font-style-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
      <style:paragraph-properties fo:margin-left="0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list-style-name="L7">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08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08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6-05-03)</text:p>
      <text:p text:style-name="P1"/>
      <text:p text:style-name="P2">Dalyvauja:</text:p>
      <text:p text:style-name="P3">Jaroslav Šatkevič </text:p>
      <text:p text:style-name="P3">Žilvinas Jančoras</text:p>
      <text:p text:style-name="P3">Albertas Agejevas</text:p>
      <text:p text:style-name="P3">Saulius Gražulis.</text:p>
      <text:p text:style-name="P3">Mykolas Okulič-Kazarinas</text:p>
      <text:p text:style-name="P3">Gvidas Dominauskas (svečias iš LLS IVK)</text:p>
      <text:p text:style-name="P3"/>
      <text:p text:style-name="P2">Darbotvarkė:</text:p>
      <text:list text:style-name="L1">
        <text:list-item>
          <text:p text:style-name="P4">Apdovanojimai.</text:p>
        </text:list-item>
        <text:list-item>
          <text:p text:style-name="P5">Vieši pasisakymai prieš Microsoft.</text:p>
        </text:list-item>
        <text:list-item>
          <text:p text:style-name="P4">Visuotinis susirinkimas.</text:p>
        </text:list-item>
        <text:list-item>
          <text:p text:style-name="P4">Narystės klausimai.</text:p>
        </text:list-item>
        <text:list-item>
          <text:p text:style-name="P6">Susitikimas su LLS (Lietuvos Liberalų Sąjūdis) informacinės visuomenės komiteto atstovu.</text:p>
        </text:list-item>
        <text:list-item>
          <text:p text:style-name="P6">Linuxbierwanderung</text:p>
        </text:list-item>
      </text:list>
      <text:p text:style-name="P3"/>
      <text:list text:style-name="L2">
        <text:list-item>
          <text:p text:style-name="P7">Apdovanojimai.</text:p>
        </text:list-item>
      </text:list>
      <text:p text:style-name="Text_20_body"><text:tab/>Mykolas siūlo apdovanoti Domą Mituzą ir Marką Shuttleworthą.</text:p>
      <text:p text:style-name="Text_20_body"><text:tab/>Jaro priminė valdybos sprendimą apie tai, kad nominacijas paliekam Infobaltui.</text:p>
      <text:p text:style-name="Text_20_body"><text:tab/>Valdyba pritaria, kad labiausiai Laisvai PĮ nusipelniusius žmones reikia apdovanoti Infobalt parodos metu. Prieš parodą reikės paskelbti nominacijas ir surengti balsavimus.</text:p>
      <text:p text:style-name="P3"><text:tab/></text:p>
      <text:p text:style-name="P2"><text:s/>2. Vieši pasisakymai prieš Microsoft.</text:p>
      <text:p text:style-name="Text_20_body"><text:tab/>Žilvinas siūlo atsisakyti Microsoft bashingo: viešuose pasisakymuose elgtis labai korektiškai, nes AKL susikūrė ne tam, kad kovotu su Microsoft, o tam kad propaguotu Atvirą kodą ir programų laisvę.</text:p>
      <text:p text:style-name="Text_20_body"><text:tab/>Saulius. AKL ne kovoja <text:s/>prieš Microsoft, bet jei kokie nors Microsoft veiksmai kenkia vartotojo pasirinkimo laisvei, mes turime prieš tai pasisakyti.</text:p>
      <text:p text:style-name="Text_20_body"><text:tab/><text:span text:style-name="T1">Saulius siūlo sukurti AKL nario etikos kodeksą. Valdyba palaiko šitą idėją ir siūlo ją aptarti per visuotini narių susirinkimą. </text:span></text:p>
      <text:p text:style-name="P3"/>
      <text:p text:style-name="P2"><text:s/>3. Visuotinis narių susirinkimas.</text:p>
      <text:p text:style-name="P8">Nutarta:</text:p>
      <text:list text:style-name="L3">
        <text:list-item>
          <text:p text:style-name="P9">Per visuotinio susirinkimo neoficialia dalį einame į Balti drambliai (Jaro rezervuoja ten vietą).</text:p>
        </text:list-item>
        <text:list-item>
          <text:p text:style-name="P9">Taip pat per neoficialia dalį reikia surengti AK programų vertėjų mytą. </text:p>
        </text:list-item>
        <text:list-item>
          <text:p text:style-name="P9">Mykolas pasižadėjo per visuotinį pristatyti naują įstatų redakciją.</text:p>
        </text:list-item>
      </text:list>
      <text:p text:style-name="P10"/>
      <text:p text:style-name="P11"><text:s/>4. Narystės klausimai.</text:p>
      <text:p text:style-name="P8">Nutarta:</text:p>
      <text:list text:style-name="L4">
        <text:list-item>
          <text:p text:style-name="P12">Patvirtintas naujas AKL narys Vadimas Amosovas, rekomenduotas Ginto Balčiūno ir Mykolo.</text:p>
        </text:list-item>
        <text:list-item>
          <text:p text:style-name="P12">Sustabdome skolininkų už 2005 metus veiklą. Jie per visuotinį neturės balso teisės (nebent iki visuotinio užmokės nario mokestį). Per pirma naujos valdybos susirinkimą šaliname juos iš AKL jei iki tada neužmokės. Priima vienbalsiai.</text:p>
          <text:p text:style-name="P12">Narystė sustabdoma:</text:p>
        </text:list-item>
      </text:list>
      <text:list text:style-name="L5">
        <text:list-item>
          <text:p text:style-name="P13">Mindaugas Žakšauskas</text:p>
        </text:list-item>
        <text:list-item>
          <text:p text:style-name="P13">Žygimantas Augilius</text:p>
        </text:list-item>
        <text:list-item>
          <text:p text:style-name="P13">Marius Kreišmonas</text:p>
        </text:list-item>
        <text:list-item>
          <text:p text:style-name="P13">Paulius Mažeika</text:p>
        </text:list-item>
        <text:list-item>
          <text:p text:style-name="P13">Žygimantas Jančoras</text:p>
        </text:list-item>
        <text:list-item>
          <text:p text:style-name="P13">Linas Vasiliauskas</text:p>
        </text:list-item>
        <text:list-item>
          <text:p text:style-name="P13">Edvinas Juozaitis (reikia skambinti)</text:p>
        </text:list-item>
        <text:list-item>
          <text:p text:style-name="P13">Arnualdas Dalinda</text:p>
        </text:list-item>
        <text:list-item>
          <text:p text:style-name="P13">Vytautas Germanavičius</text:p>
        </text:list-item>
        <text:list-item>
          <text:p text:style-name="P13">Edvardas Kireilis</text:p>
        </text:list-item>
        <text:list-item>
          <text:p text:style-name="P13">Edvardas Vinogrodskis</text:p>
        </text:list-item>
        <text:list-item>
          <text:p text:style-name="P13">Gintautas Petkevičius</text:p>
        </text:list-item>
        <text:list-item>
          <text:p text:style-name="P13">Marius Karnauskas</text:p>
        </text:list-item>
      </text:list>
      <text:p text:style-name="P10"/>
      <text:p text:style-name="P11"><text:s/>5. Susitikimas su LLS (Lietuvos Liberalų Sąjūdis) informacinės visuomenės komiteto atstovu.</text:p>
      <text:p text:style-name="P14">Jie nori spręsti aktualius klausimus, todėl jiems reikia bendrauti su ekspertais. <text:s/>Tarp jų yra daug AK šalininkų. Nori pasiūlyti AK kaip alternatyvą, kad rinka būtų įvairesnė. Komitetas turi seimo narių, verslo atstovų. Siūlo bendradarbiavimą, daryti kartu darbo grupes, daryti projektus, darbo grupes.</text:p>
      <text:p text:style-name="P8">Nutarta:</text:p>
      <text:list text:style-name="L6">
        <text:list-item>
          <text:p text:style-name="P15">Pradėti bendradarbiavimą su LLS IVK.</text:p>
        </text:list-item>
        <text:list-item>
          <text:p text:style-name="P15">Bandyti surasti kontaktų su kitomis partijomis ir irgi bendradarbiauti.</text:p>
        </text:list-item>
        <text:list-item>
          <text:p text:style-name="P15">Pakviesti LLS IVK atstovus į visuotinį AKL narių susitikimą.</text:p>
        </text:list-item>
      </text:list>
      <text:p text:style-name="P16"/>
      <text:p text:style-name="P17"><text:s/>5. <text:s/>Linuxbierwanderung</text:p>
      <text:p text:style-name="Text_20_body">Lietuvoje organizuojamas tarptautinis Linux mytas prie ežero. Jie prašo vietinės hebros pagalbos. Nei vienas AKL valdybos narys negali apsiimti tokio renginio moderavimu, bet valdyba mano, kad tai geras renginys ir būtų neblogai susipažinti su organizatoriais ir šiaip kaip nors jiems padėti.</text:p>
      <text:p text:style-name="P8">Nutarta:</text:p>
      <text:list text:style-name="L7">
        <text:list-item>
          <text:p text:style-name="P18">Albertas prisijungs prie jų mailing listo.</text:p>
        </text:list-item>
        <text:list-item>
          <text:p text:style-name="P18">Jaro parašys į akl-wg ir paklaus, gal tarp AKL narių yra žmogus, kuris galėtu prisidėti prie šito renginio organizavi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style>
    <style:style style:name="Salutation" style:family="paragraph" style:parent-style-name="Standard" style:class="text">
      <style:paragraph-properties text:number-lines="false" text:line-number="0"/>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ing_20_1" style:display-name="Heading 1" style:family="paragraph" style:parent-style-name="Title" style:next-style-name="Text" style:class="text" style:master-page-name="" style:default-outline-level="1">
      <style:paragraph-properties fo:text-align="center" style:justify-single-word="false">
        <style:tab-stops/>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Title" style:next-style-name="Text"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Title" style:next-style-name="Text"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5-06-11T16:08:32</meta:creation-date>
    <dc:creator>Jaroslav Šatkevič</dc:creator>
    <dc:date>2006-05-05T23:29:32</dc:date>
    <dc:language>lt-LT</dc:language>
    <meta:editing-cycles>19</meta:editing-cycles>
    <meta:editing-duration>PT13H23M48S</meta:editing-duration>
    <meta:user-defined meta:name="Info 1"/>
    <meta:user-defined meta:name="Info 2"/>
    <meta:user-defined meta:name="Info 3"/>
    <meta:user-defined meta:name="Info 4"/>
    <meta:document-statistic meta:table-count="0" meta:image-count="0" meta:object-count="0" meta:page-count="3" meta:paragraph-count="59" meta:word-count="420" meta:character-count="3197"/>
  </office:meta>
</office:document-meta>
</file>